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8pt" style:font-size-asian="18pt" style:font-size-complex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paragraph-rsid="000cb7dc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paragraph-rsid="000cb7dc" style:font-size-asian="10.5pt" style:font-size-complex="12pt"/>
    </style:style>
    <style:style style:name="P6" style:family="paragraph" style:parent-style-name="Standard">
      <style:text-properties fo:font-size="12pt" officeooo:paragraph-rsid="000e9de4" style:font-size-asian="10.5pt" style:font-size-complex="12pt"/>
    </style:style>
    <style:style style:name="P7" style:family="paragraph" style:parent-style-name="Standard">
      <style:text-properties fo:font-size="16pt" officeooo:rsid="000cb7dc" officeooo:paragraph-rsid="000cb7dc" style:font-size-asian="16pt" style:font-size-complex="16pt"/>
    </style:style>
    <style:style style:name="P8" style:family="paragraph" style:parent-style-name="Standard">
      <style:text-properties fo:font-size="12pt" officeooo:rsid="000cb7dc" officeooo:paragraph-rsid="000cb7dc" style:font-size-asian="10.5pt" style:font-size-complex="12pt"/>
    </style:style>
    <style:style style:name="P9" style:family="paragraph" style:parent-style-name="Standard">
      <style:text-properties fo:font-size="12pt" officeooo:rsid="000f93c1" officeooo:paragraph-rsid="000f93c1" style:font-size-asian="10.5pt" style:font-size-complex="12pt"/>
    </style:style>
    <style:style style:name="P10" style:family="paragraph" style:parent-style-name="Standard">
      <style:text-properties fo:font-size="12pt" officeooo:rsid="000f93c1" officeooo:paragraph-rsid="000cb7dc" style:font-size-asian="10.5pt" style:font-size-complex="12pt"/>
    </style:style>
    <style:style style:name="P11" style:family="paragraph" style:parent-style-name="Standard">
      <style:text-properties fo:font-size="12pt" officeooo:rsid="0010d65a" officeooo:paragraph-rsid="000e9de4" style:font-size-asian="10.5pt" style:font-size-complex="12pt"/>
    </style:style>
    <style:style style:name="P12" style:family="paragraph" style:parent-style-name="Standard">
      <style:text-properties fo:font-size="12pt" officeooo:rsid="0010d65a" officeooo:paragraph-rsid="0010d65a" style:font-size-asian="10.5pt" style:font-size-complex="12pt"/>
    </style:style>
    <style:style style:name="T1" style:family="text">
      <style:text-properties officeooo:rsid="000cb7dc"/>
    </style:style>
    <style:style style:name="T2" style:family="text">
      <style:text-properties officeooo:rsid="000e9de4"/>
    </style:style>
    <style:style style:name="T3" style:family="text">
      <style:text-properties officeooo:rsid="000f93c1"/>
    </style:style>
    <style:style style:name="T4" style:family="text">
      <style:text-properties officeooo:rsid="0010d65a"/>
    </style:style>
    <style:style style:name="T5" style:family="text">
      <style:text-properties officeooo:rsid="00115d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ation Serveur : </text:p>
      <text:p text:style-name="P2"/>
      <text:p text:style-name="Standard">Serveur : </text:p>
      <text:p text:style-name="Standard"><text:tab/><text:tab/>SRV-2K12</text:p>
      <text:p text:style-name="Standard"><text:tab/><text:tab/></text:p>
      <text:p text:style-name="Standard"><text:s/>Paramètre carte réseau : </text:p>
      <text:p text:style-name="Standard"/>
      <text:p text:style-name="Standard">IPv4 Fixe : 10.66.6.2</text:p>
      <text:p text:style-name="Standard">Masque : 255.255.255.0</text:p>
      <text:p text:style-name="Standard">Passerelle : 10.66.6.1 </text:p>
      <text:p text:style-name="P4">DNS : 10.66.6.2 ou 127.0.0.1</text:p>
      <text:p text:style-name="P2"/>
      <text:p text:style-name="P2">Active Directory : </text:p>
      <text:p text:style-name="Standard"/>
      <text:p text:style-name="Standard">Domaine : cu.ba</text:p>
      <text:p text:style-name="Standard">Création d'OU : Camarades ; Groupes</text:p>
      <text:p text:style-name="Standard">(Création des utilisateurs dans l'OU Camarades)</text:p>
      <text:p text:style-name="Standard"/>
      <text:p text:style-name="Standard">Création des groupes : </text:p>
      <text:p text:style-name="Standard">Les nouveaux utilisateurs seront intégrés dans le groupe GG-Camarades</text:p>
      <text:p text:style-name="Standard">Les nouveaux Administrateurs seront intégrés dans le groupe GG-Admins</text:p>
      <text:p text:style-name="Standard"/>
      <text:p text:style-name="Standard">GG-Camarades :</text:p>
      <text:p text:style-name="Standard"><text:tab/>Membre de : Utilisateurs</text:p>
      <text:p text:style-name="Standard"/>
      <text:p text:style-name="Standard">GG-Admins :</text:p>
      <text:p text:style-name="Standard"><text:tab/>Membre de : Administrateurs ; Administrateurs du Domaine</text:p>
      <text:p text:style-name="Standard"/>
      <text:p text:style-name="Standard"/>
      <text:p text:style-name="Standard">Convention de nom des postes clients : </text:p>
      <text:p text:style-name="Standard"/>
      <text:p text:style-name="Standard"><text:tab/><text:tab/>CCCP-&lt;Numéro&gt;</text:p>
      <text:p text:style-name="Standard"/>
      <text:p text:style-name="Standard">Exemple : </text:p>
      <text:p text:style-name="Standard"/>
      <text:p text:style-name="Standard"><text:tab/><text:tab/>CCCP-01</text:p>
      <text:p text:style-name="Standard"/>
      <text:p text:style-name="Standard">Convention de nom des Utilisateurs :</text:p>
      <text:p text:style-name="Standard"/>
      <text:p text:style-name="Standard"><text:tab/>login : <text:tab/>prenom.nom<text:tab/></text:p>
      <text:p text:style-name="Standard">(Si homonyme, chiffre derrière le prénom, sans majuscule, sans accent, sans espace.)</text:p>
      <text:p text:style-name="Standard"/>
      <text:p text:style-name="Standard"><text:tab/>pswd : Urss1991</text:p>
      <text:p text:style-name="Standard">(Demander un nouveau mot de passe sera demandé après la première connexion.)</text:p>
      <text:p text:style-name="Standard"/>
      <text:p text:style-name="Standard"/>
      <text:p text:style-name="Standard"><text:soft-page-break/></text:p>
      <text:p text:style-name="Standard"/>
      <text:p text:style-name="P2">Domain Name Service : </text:p>
      <text:p text:style-name="P2"/>
      <text:p text:style-name="Standard">Création des hôtes : </text:p>
      <text:p text:style-name="Standard"/>
      <text:p text:style-name="Standard"><text:tab/>Nom <text:tab/><text:tab/><text:tab/>IP</text:p>
      <text:p text:style-name="Standard"/>
      <text:p text:style-name="Standard"><text:tab/>SRV-FRANCO<text:tab/>10.66.6.1<text:tab/></text:p>
      <text:p text:style-name="Standard"><text:tab/>SRV-2K12<text:tab/><text:tab/>10.66.6.2 (automatiquement créé avec l'AD)</text:p>
      <text:p text:style-name="Standard"><text:tab/>SRV-SMB<text:tab/><text:tab/>10.66.6.3</text:p>
      <text:p text:style-name="Standard"><text:tab/>SRV-APACHE<text:tab/>192.168.1.3</text:p>
      <text:p text:style-name="Standard"/>
      <text:p text:style-name="Standard">Création des alias : </text:p>
      <text:p text:style-name="Standard"/>
      <text:p text:style-name="Standard"><text:tab/>Nom de l'alias<text:tab/><text:tab/>Nom d'hôte</text:p>
      <text:p text:style-name="Standard"><text:tab/>www<text:tab/><text:tab/><text:tab/>SRV-APACHE</text:p>
      <text:p text:style-name="Standard"/>
      <text:p text:style-name="Standard"/>
      <text:p text:style-name="Standard"/>
      <text:p text:style-name="P3"><text:span text:style-name="T1">Partage </text:span><text:span text:style-name="T4">p</text:span><text:span text:style-name="T1">our utilisateur</text:span><text:span text:style-name="T4">s</text:span><text:span text:style-name="T1"> :</text:span></text:p>
      <text:p text:style-name="P7"/>
      <text:p text:style-name="P8">Création d'un partage pour le service Camarades : C :\Dossier Rouge\</text:p>
      <text:p text:style-name="P8"/>
      <text:p text:style-name="P9"><text:tab/>Modification partage pour accès contrôle total pour GG-Admin et lecture écriture pour GG-<text:tab/>C<text:span text:style-name="T5">amarades </text:span>et publier ce partage dans l'Active Directory</text:p>
      <text:p text:style-name="P8"/>
      <text:p text:style-name="P5"><text:span text:style-name="T1">Montage automatique du dossier de partage en lecteur Z : via gpo </text:span><text:span text:style-name="T3">mappages de lecteurs</text:span></text:p>
      <text:p text:style-name="P10"/>
      <text:p text:style-name="P5"><text:span text:style-name="T1"><text:tab/>Gestion de str</text:span><text:span text:style-name="T4">a</text:span><text:span text:style-name="T1">tégie de groupe → Domain Controllers → Dossier Rouge</text:span></text:p>
      <text:p text:style-name="P6"><text:span text:style-name="T2"><text:tab/></text:span><text:span text:style-name="T4">Configuration utilisateur → Préférence → Paramètres Windows → Mappages</text:span></text:p>
      <text:p text:style-name="P11"/>
      <text:p text:style-name="P12">Mettre un quotas sur le lecteur C : de 2Go avec avertissement à 1G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lan d'installation <text:s/>AD &amp; DNS sur serveur Windows 2012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3:19:25.31</meta:creation-date>
    <dc:date>2014-12-17T15:29:49.30</dc:date>
    <meta:editing-duration>PT51M55S</meta:editing-duration>
    <meta:editing-cycles>21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47" meta:word-count="255" meta:character-count="1678" meta:non-whitespace-character-count="1422"/>
  </office:meta>
</office:document-meta>
</file>